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44" style:family="table-row">
      <style:table-row-properties style:min-row-height="0.2333in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Standard">
      <style:text-properties style:font-name="Times New Roman" officeooo:paragraph-rsid="0013f8ca"/>
    </style:style>
    <style:style style:name="P3" style:family="paragraph" style:parent-style-name="Standard">
      <style:text-properties style:font-name="Times New Roman" fo:font-style="normal" officeooo:paragraph-rsid="0013f8ca" style:font-style-asian="normal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6" style:family="paragraph" style:parent-style-name="Table_20_Contents">
      <style:text-properties style:font-name="Times New Roman" officeooo:rsid="001a75a1" officeooo:paragraph-rsid="0006c7d0"/>
    </style:style>
    <style:style style:name="P7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8" style:family="paragraph" style:parent-style-name="Table_20_Contents">
      <style:text-properties style:font-name="Times New Roman" officeooo:paragraph-rsid="0006c7d0"/>
    </style:style>
    <style:style style:name="P9" style:family="paragraph" style:parent-style-name="Table_20_Contents">
      <style:text-properties style:font-name="Times New Roman" officeooo:rsid="0006c7d0" officeooo:paragraph-rsid="0006c7d0"/>
    </style:style>
    <style:style style:name="P10" style:family="paragraph" style:parent-style-name="Table_20_Contents">
      <style:text-properties style:font-name="Times New Roman" officeooo:rsid="00096f0a" officeooo:paragraph-rsid="00096f0a"/>
    </style:style>
    <style:style style:name="P11" style:family="paragraph" style:parent-style-name="Table_20_Contents">
      <style:text-properties style:font-name="Times New Roman" officeooo:rsid="000a91f8" officeooo:paragraph-rsid="000a91f8"/>
    </style:style>
    <style:style style:name="P12" style:family="paragraph" style:parent-style-name="Table_20_Contents">
      <style:text-properties style:font-name="Times New Roman" officeooo:rsid="000d9b8c" officeooo:paragraph-rsid="000d9b8c"/>
    </style:style>
    <style:style style:name="P13" style:family="paragraph" style:parent-style-name="Table_20_Contents">
      <style:text-properties style:font-name="Times New Roman" officeooo:rsid="000fbdac" officeooo:paragraph-rsid="000fbdac"/>
    </style:style>
    <style:style style:name="P14" style:family="paragraph" style:parent-style-name="Table_20_Contents">
      <style:text-properties style:font-name="Times New Roman" officeooo:paragraph-rsid="0010b65b"/>
    </style:style>
    <style:style style:name="P15" style:family="paragraph" style:parent-style-name="Table_20_Contents">
      <style:text-properties style:font-name="Times New Roman" officeooo:rsid="0010b65b" officeooo:paragraph-rsid="0010b65b"/>
    </style:style>
    <style:style style:name="P16" style:family="paragraph" style:parent-style-name="Table_20_Contents">
      <style:text-properties style:font-name="Times New Roman" officeooo:rsid="00155ca3" officeooo:paragraph-rsid="00155ca3"/>
    </style:style>
    <style:style style:name="P17" style:family="paragraph" style:parent-style-name="Table_20_Contents">
      <style:text-properties style:font-name="Times New Roman" officeooo:rsid="001739e0" officeooo:paragraph-rsid="001739e0"/>
    </style:style>
    <style:style style:name="P18" style:family="paragraph" style:parent-style-name="Table_20_Contents">
      <style:text-properties style:font-name="Times New Roman" fo:font-style="italic" style:text-underline-style="solid" style:text-underline-width="auto" style:text-underline-color="font-color" officeooo:rsid="001739e0" officeooo:paragraph-rsid="001739e0" style:font-style-asian="italic" style:font-style-complex="italic"/>
    </style:style>
    <style:style style:name="P19" style:family="paragraph" style:parent-style-name="Table_20_Contents">
      <style:text-properties style:font-name="Times New Roman" fo:font-style="italic" style:text-underline-style="solid" style:text-underline-width="auto" style:text-underline-color="font-color" fo:font-weight="bold" officeooo:rsid="001d3d81" officeooo:paragraph-rsid="001d3d81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style:font-name="Times New Roman" officeooo:rsid="0017ab8b" officeooo:paragraph-rsid="0017ab8b"/>
    </style:style>
    <style:style style:name="P21" style:family="paragraph" style:parent-style-name="Table_20_Contents">
      <style:text-properties style:font-name="Times New Roman" officeooo:rsid="001861ae" officeooo:paragraph-rsid="001861ae"/>
    </style:style>
    <style:style style:name="P22" style:family="paragraph" style:parent-style-name="Table_20_Contents">
      <style:text-properties style:font-name="Times New Roman" officeooo:rsid="001be9eb" officeooo:paragraph-rsid="001be9eb"/>
    </style:style>
    <style:style style:name="P23" style:family="paragraph" style:parent-style-name="Table_20_Contents">
      <style:text-properties style:font-name="Times New Roman" officeooo:rsid="001d3d81" officeooo:paragraph-rsid="001d3d81"/>
    </style:style>
    <style:style style:name="P24" style:family="paragraph" style:parent-style-name="Table_20_Contents">
      <style:text-properties style:font-name="Times New Roman" style:text-underline-style="solid" style:text-underline-width="auto" style:text-underline-color="font-color" officeooo:rsid="001d3d81" officeooo:paragraph-rsid="001d3d81"/>
    </style:style>
    <style:style style:name="P25" style:family="paragraph" style:parent-style-name="Table_20_Contents">
      <style:text-properties style:font-name="Times New Roman" officeooo:rsid="001f2d6d" officeooo:paragraph-rsid="001f2d6d"/>
    </style:style>
    <style:style style:name="P26" style:family="paragraph" style:parent-style-name="Table_20_Contents">
      <style:text-properties fo:font-variant="normal" fo:text-transform="none" style:font-name="Roboto" fo:letter-spacing="normal" fo:font-style="normal" fo:font-weight="normal" officeooo:paragraph-rsid="0006c7d0"/>
    </style:style>
    <style:style style:name="P27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28" style:family="paragraph" style:parent-style-name="Standard">
      <style:text-properties style:font-name="Times New Roman" officeooo:paragraph-rsid="0006c7d0"/>
    </style:style>
    <style:style style:name="P29" style:family="paragraph" style:parent-style-name="Standard">
      <style:text-properties style:font-name="Times New Roman" officeooo:rsid="001f35fc" officeooo:paragraph-rsid="001f35fc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282571441696">
          <table:table-cell table:style-name="Table1.A1" office:value-type="string">
            <text:p text:style-name="P5">Course Name / <text:span text:style-name="T3">Channe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Line2282571443056">
          <table:table-cell table:style-name="Table1.A1" office:value-type="string">
            <text:p text:style-name="P6">Resource</text:p>
          </table:table-cell>
          <table:table-cell table:style-name="Table1.A1" office:value-type="string">
            <text:p text:style-name="P7">Link / ISBN</text:p>
          </table:table-cell>
        </table:table-row>
        <table:table-row table:style-name="TableLine2282571437616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Additional link</text:p>
          </table:table-cell>
        </table:table-row>
        <table:table-row table:style-name="TableLine228257144196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Line2282571443600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Line2282571444960">
          <table:table-cell table:style-name="Table1.A1" office:value-type="string">
            <text:p text:style-name="P9">Freecodecamp.org</text:p>
            <text:p text:style-name="P9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8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282571445232">
          <table:table-cell table:style-name="Table1.A1" office:value-type="string">
            <text:p text:style-name="P10">Marcus Hutchkins</text:p>
          </table:table-cell>
          <table:table-cell table:style-name="Table1.A1" office:value-type="string">
            <text:p text:style-name="P8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282571445504">
          <table:table-cell table:style-name="Table1.A1" office:value-type="string">
            <text:p text:style-name="P8">MalwareAnalysisForHedgehogs</text:p>
          </table:table-cell>
          <table:table-cell table:style-name="Table1.A1" office:value-type="string">
            <text:p text:style-name="P8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282571437888">
          <table:table-cell table:style-name="Table1.A1" office:value-type="string">
            <text:p text:style-name="P8">hasherezade</text:p>
          </table:table-cell>
          <table:table-cell table:style-name="Table1.A1" office:value-type="string">
            <text:p text:style-name="P8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282571442240">
          <table:table-cell table:style-name="Table1.A1" office:value-type="string">
            <text:p text:style-name="P11">HackerSploit</text:p>
            <text:p text:style-name="P11"/>
            <text:p text:style-name="P11">Malware Analysis</text:p>
          </table:table-cell>
          <table:table-cell table:style-name="Table1.A1" office:value-type="string">
            <text:p text:style-name="P8"><text:a xlink:type="simple" xlink:href="https://www.youtube.com/c/HackerSploit" text:style-name="Internet_20_link" text:visited-style-name="Visited_20_Internet_20_Link">https://www.youtube.com/c/HackerSploit</text:a> </text:p>
            <text:p text:style-name="P8"/>
            <text:p text:style-name="P8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282571434352">
          <table:table-cell table:style-name="Table1.A1" office:value-type="string">
            <text:p text:style-name="P12">Wild West Hackin’ Fest</text:p>
            <text:p text:style-name="P12">WWHF Blue Team Roundup | Alissa Torres | IR Pivots : When to Dig into Host Data</text:p>
          </table:table-cell>
          <table:table-cell table:style-name="Table1.A1" office:value-type="string">
            <text:p text:style-name="P8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282571442512">
          <table:table-cell table:style-name="Table1.A1" office:value-type="string">
            <text:p text:style-name="P8">Candan BOLUKBAS</text:p>
            <text:p text:style-name="P8">Malware Analysis Part #1: Basic Static Analysis</text:p>
            <text:p text:style-name="P8"/>
            <text:p text:style-name="P8">Malware Analysis Part #2: Basic Dynamic Analysis</text:p>
          </table:table-cell>
          <table:table-cell table:style-name="Table1.A1" office:value-type="string">
            <text:p text:style-name="P8"><text:a xlink:type="simple" xlink:href="https://youtu.be/SIem8ZIe1xk" text:style-name="Internet_20_link" text:visited-style-name="Visited_20_Internet_20_Link">https://youtu.be/SIem8ZIe1xk</text:a> </text:p>
            <text:p text:style-name="P8"/>
            <text:p text:style-name="P8"/>
            <text:p text:style-name="P8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282571446048">
          <table:table-cell table:style-name="Table1.A1" office:value-type="string">
            <text:p text:style-name="P8">Information Security Club UCalgary</text:p>
            <text:p text:style-name="P8">Malware Analysis Part 1</text:p>
            <text:p text:style-name="P8"/>
            <text:p text:style-name="P8">Workshop: Malware Analysis 2</text:p>
          </table:table-cell>
          <table:table-cell table:style-name="Table1.A1" office:value-type="string">
            <text:p text:style-name="P8"><text:a xlink:type="simple" xlink:href="https://youtu.be/d4d8VRsk4-0" text:style-name="Internet_20_link" text:visited-style-name="Visited_20_Internet_20_Link">https://youtu.be/d4d8VRsk4-0</text:a> </text:p>
            <text:p text:style-name="P8"/>
            <text:p text:style-name="P8"/>
            <text:p text:style-name="P8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282571439520">
          <table:table-cell table:style-name="Table1.A1" office:value-type="string">
            <text:p text:style-name="P13">DJN12</text:p>
            <text:p text:style-name="P13">Sam Bowne - Practical Malware Analysis</text:p>
          </table:table-cell>
          <table:table-cell table:style-name="Table1.A1" office:value-type="string">
            <text:p text:style-name="P8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282571446320">
          <table:table-cell table:style-name="Table1.A1" office:value-type="string">
            <text:p text:style-name="P13">ACM at UC San Diego</text:p>
            <text:p text:style-name="P13">Malware Analysis Fundamentals | Winter 2021</text:p>
          </table:table-cell>
          <table:table-cell table:style-name="Table1.A1" office:value-type="string">
            <text:p text:style-name="P8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282571446592">
          <table:table-cell table:style-name="Table1.A1" office:value-type="string">
            <text:p text:style-name="P13">Tyler Durden</text:p>
            <text:p text:style-name="P13">Practical Malware Analysis</text:p>
          </table:table-cell>
          <table:table-cell table:style-name="Table1.A1" office:value-type="string">
            <text:p text:style-name="P8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282571447136">
          <table:table-cell table:style-name="Table1.A1" office:value-type="string">
            <text:p text:style-name="P13">SANS Institute</text:p>
            <text:p text:style-name="P8">Introduction to Malware Analysis</text:p>
          </table:table-cell>
          <table:table-cell table:style-name="Table1.A1" office:value-type="string">
            <text:p text:style-name="P8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282571447408">
          <table:table-cell table:style-name="Table1.A1" office:value-type="string">
            <text:p text:style-name="P13">RSA Conference</text:p>
            <text:p text:style-name="P13">Practical Malware Analysis Essentials for Incident Responders</text:p>
          </table:table-cell>
          <table:table-cell table:style-name="Table1.A1" office:value-type="string">
            <text:p text:style-name="P8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282571435168">
          <table:table-cell table:style-name="Table1.A1" office:value-type="string">
            <text:p text:style-name="P13">Andy Marks</text:p>
            <text:p text:style-name="P8">Practical Malware Analysis Chapter 3 Lab Attempt</text:p>
          </table:table-cell>
          <table:table-cell table:style-name="Table1.A1" office:value-type="string">
            <text:p text:style-name="P8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282571436800">
          <table:table-cell table:style-name="Table1.A1" office:value-type="string">
            <text:p text:style-name="P13">Security Bsides London</text:p>
            <text:p text:style-name="P13">Open Source Malware Lab - Robert Simmons</text:p>
          </table:table-cell>
          <table:table-cell table:style-name="Table1.A1" office:value-type="string">
            <text:p text:style-name="P8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282571437072">
          <table:table-cell table:style-name="Table1.A1" office:value-type="string">
            <text:p text:style-name="P13">ReverseiT</text:p>
            <text:p text:style-name="P13">malware analysis</text:p>
          </table:table-cell>
          <table:table-cell table:style-name="Table1.A1" office:value-type="string">
            <text:p text:style-name="P8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282571447680">
          <table:table-cell table:style-name="Table1.A1" office:value-type="string">
            <text:p text:style-name="P8">Machine Learning for Cyber Security</text:p>
            <text:p text:style-name="P8">Machine Learning for Cyber Security: Lectures</text:p>
            <text:p text:style-name="P8"/>
            <text:p text:style-name="P8"/>
            <text:p text:style-name="P8">Machine Learning for Cyber Security: Labs</text:p>
            <text:p text:style-name="P8"/>
          </table:table-cell>
          <table:table-cell table:style-name="Table1.A1" office:value-type="string">
            <text:p text:style-name="P8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8"/>
            <text:p text:style-name="P8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282571433264">
          <table:table-cell table:style-name="Table1.A1" office:value-type="string">
            <text:p text:style-name="P8">Software Engineering Institute | Carnegie Mellon University</text:p>
            <text:p text:style-name="P8">Malware Analysis</text:p>
          </table:table-cell>
          <table:table-cell table:style-name="Table1.A1" office:value-type="string">
            <text:p text:style-name="P8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282571438432">
          <table:table-cell table:style-name="Table1.A1" office:value-type="string">
            <text:p text:style-name="P15">Dartmouth</text:p>
            <text:p text:style-name="P8">A Course on Android Malware Analysis: Day <text:span text:style-name="T4">1</text:span> of 3</text:p>
            <text:p text:style-name="P8"/>
            <text:p text:style-name="P14">A Course on Android Malware Analysis: Day <text:span text:style-name="T4">2</text:span> of 3</text:p>
            <text:p text:style-name="P14"/>
            <text:p text:style-name="P14">A Course on Android Malware Analysis: Day <text:span text:style-name="T4">3</text:span> of 3</text:p>
          </table:table-cell>
          <table:table-cell table:style-name="Table1.A1" office:value-type="string">
            <text:p text:style-name="P8"><text:a xlink:type="simple" xlink:href="https://youtu.be/CwCOGf4Uunk" text:style-name="Internet_20_link" text:visited-style-name="Visited_20_Internet_20_Link"/></text:p>
            <text:p text:style-name="P8"><text:a xlink:type="simple" xlink:href="https://youtu.be/CwCOGf4Uunk" text:style-name="Internet_20_link" text:visited-style-name="Visited_20_Internet_20_Link">https://youtu.be/CwCOGf4Uunk</text:a></text:p>
            <text:p text:style-name="P8"/>
            <text:p text:style-name="P8"/>
            <text:p text:style-name="P8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8"/>
            <text:p text:style-name="P8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282571434624">
          <table:table-cell table:style-name="Table1.A1" office:value-type="string">
            <text:p text:style-name="P2">Black Hills Information Security</text:p>
            <text:p text:style-name="Standard">Live Forensics &amp; Memory Analysis</text:p>
          </table:table-cell>
          <table:table-cell table:style-name="Table1.A1" office:value-type="string">
            <text:p text:style-name="P8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282571433536">
          <table:table-cell table:style-name="Table1.A1" office:value-type="string">
            <text:p text:style-name="P3">Black Hills Information Security</text:p>
            <text:p text:style-name="P4">Windows Memory Forensics</text:p>
          </table:table-cell>
          <table:table-cell table:style-name="Table1.A1" office:value-type="string">
            <text:p text:style-name="P8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282571426736">
          <table:table-cell table:style-name="Table1.A1" office:value-type="string">
            <text:p text:style-name="P8">OALabs</text:p>
            <text:p text:style-name="P8">IDA Pro Malware Analysis Tips</text:p>
          </table:table-cell>
          <table:table-cell table:style-name="Table1.A1" office:value-type="string">
            <text:p text:style-name="P8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282571421024">
          <table:table-cell table:style-name="Table1.A1" office:value-type="string">
            <text:p text:style-name="P16">ACM at UC San Diego</text:p>
            <text:p text:style-name="P16">Malware Analysis Fundamentals | Winter 2021</text:p>
          </table:table-cell>
          <table:table-cell table:style-name="Table1.A1" office:value-type="string">
            <text:p text:style-name="P8"><text:a xlink:type="simple" xlink:href="https://www.youtube.com/watch?v=EY25Pw4F41g&amp;t=2s&amp;ab_channel=ACMatUCSanDiego" text:style-name="Internet_20_link" text:visited-style-name="Visited_20_Internet_20_Link">https://www.youtube.com/watch?v=EY25Pw4F41g&amp;t=2s&amp;ab_channel=ACMatUCSanDiego</text:a> </text:p>
          </table:table-cell>
        </table:table-row>
        <table:table-row table:style-name="TableLine2282571432448">
          <table:table-cell table:style-name="Table1.A1" office:value-type="string">
            <text:p text:style-name="P16">DEFCONConference</text:p>
            <text:p text:style-name="P16">Shawn Thomas - An Introduction To Malware Analysis video - DEF CON 27 Blue Team Village</text:p>
          </table:table-cell>
          <table:table-cell table:style-name="Table1.A1" office:value-type="string">
            <text:p text:style-name="P8"><text:a xlink:type="simple" xlink:href="https://youtu.be/yf6J8XO_wpY" text:style-name="Internet_20_link" text:visited-style-name="Visited_20_Internet_20_Link">https://youtu.be/yf6J8XO_wpY</text:a> </text:p>
          </table:table-cell>
        </table:table-row>
        <table:table-row table:style-name="TableLine2282571415856">
          <table:table-cell table:style-name="Table1.A1" office:value-type="string">
            <text:p text:style-name="P16">Colin Hardy</text:p>
          </table:table-cell>
          <table:table-cell table:style-name="Table1.A1" office:value-type="string">
            <text:p text:style-name="P8"><text:a xlink:type="simple" xlink:href="https://www.youtube.com/c/ColinHardy/" text:style-name="Internet_20_link" text:visited-style-name="Visited_20_Internet_20_Link">https://www.youtube.com/c/ColinHardy/</text:a> </text:p>
          </table:table-cell>
        </table:table-row>
        <table:table-row table:style-name="TableLine2282571424560">
          <table:table-cell table:style-name="Table1.A1" office:value-type="string">
            <text:p text:style-name="P17">Black hat</text:p>
            <text:p text:style-name="P17">Detecting Malicious Files with YARA Rules as They Traverse the Network</text:p>
          </table:table-cell>
          <table:table-cell table:style-name="Table1.A1" office:value-type="string">
            <text:p text:style-name="P8"><text:a xlink:type="simple" xlink:href="https://youtu.be/irai0kk942E" text:style-name="Internet_20_link" text:visited-style-name="Visited_20_Internet_20_Link">https://youtu.be/irai0kk942E</text:a> </text:p>
          </table:table-cell>
        </table:table-row>
        <table:table-row table:style-name="TableLine2282571420208">
          <table:table-cell table:style-name="Table1.A1" office:value-type="string">
            <text:p text:style-name="P17">Black Hat</text:p>
            <text:p text:style-name="P17">Most Ransomware Isn't As Complex As You Might Think</text:p>
          </table:table-cell>
          <table:table-cell table:style-name="Table1.A1" office:value-type="string">
            <text:p text:style-name="P8"><text:a xlink:type="simple" xlink:href="https://youtu.be/3pH13DxClag" text:style-name="Internet_20_link" text:visited-style-name="Visited_20_Internet_20_Link">https://youtu.be/3pH13DxClag</text:a> </text:p>
          </table:table-cell>
        </table:table-row>
        <table:table-row table:style-name="TableLine2282571419664">
          <table:table-cell table:style-name="Table1.A1" office:value-type="string">
            <text:p text:style-name="P18">RSA Conference</text:p>
            <text:p text:style-name="P18">Practical Malware Analysis Essentials for Incident Responders</text:p>
          </table:table-cell>
          <table:table-cell table:style-name="Table1.A1" office:value-type="string">
            <text:p text:style-name="P8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282571430000">
          <table:table-cell table:style-name="Table1.A1" office:value-type="string">
            <text:p text:style-name="P20">Jobskillshare Community</text:p>
            <text:p text:style-name="P20">Active Directory Training For Entry Level Help Desk</text:p>
          </table:table-cell>
          <table:table-cell table:style-name="Table1.A1" office:value-type="string">
            <text:p text:style-name="P8"><text:a xlink:type="simple" xlink:href="https://youtu.be/zrCNGzwLjcU" text:style-name="Internet_20_link" text:visited-style-name="Visited_20_Internet_20_Link">https://youtu.be/zrCNGzwLjcU</text:a> </text:p>
          </table:table-cell>
        </table:table-row>
        <table:table-row table:style-name="TableLine2282571425376">
          <table:table-cell table:style-name="Table1.A1" office:value-type="string">
            <text:p text:style-name="P20">Microsoft Excel / Word Macros</text:p>
            <text:p text:style-name="P20"/>
          </table:table-cell>
          <table:table-cell table:style-name="Table1.A1" office:value-type="string">
            <text:p text:style-name="P8"><text:a xlink:type="simple" xlink:href="https://www.youtube.com/results?search_query=microsoft+excel+macros" text:style-name="Internet_20_link" text:visited-style-name="Visited_20_Internet_20_Link">https://www.youtube.com/results?search_query=microsoft+excel+macros</text:a> </text:p>
            <text:p text:style-name="P8"/>
            <text:p text:style-name="P8"><text:a xlink:type="simple" xlink:href="https://www.youtube.com/results?search_query=microsoft+word+macros" text:style-name="Internet_20_link" text:visited-style-name="Visited_20_Internet_20_Link">https://www.youtube.com/results?search_query=microsoft+word+macros</text:a> </text:p>
          </table:table-cell>
        </table:table-row>
        <table:table-row table:style-name="TableLine2282571425104">
          <table:table-cell table:style-name="Table1.A1" office:value-type="string">
            <text:p text:style-name="P21">Black Hat</text:p>
            <text:p text:style-name="P8"><text:soft-page-break/>Hardening Hyper-V through Offensive Security Research</text:p>
          </table:table-cell>
          <table:table-cell table:style-name="Table1.A1" office:value-type="string">
            <text:p text:style-name="P8"><text:a xlink:type="simple" xlink:href="https://youtu.be/025r8_TrV8I" text:style-name="Internet_20_link" text:visited-style-name="Visited_20_Internet_20_Link">https://youtu.be/025r8_TrV8I</text:a> </text:p>
          </table:table-cell>
        </table:table-row>
        <table:table-row table:style-name="TableLine2282571416944">
          <table:table-cell table:style-name="Table1.A1" office:value-type="string">
            <text:p text:style-name="P21">The PC Security Channel</text:p>
            <text:p text:style-name="P8">Where to find malware samples for testing (Malware sources)</text:p>
          </table:table-cell>
          <table:table-cell table:style-name="Table1.A1" office:value-type="string">
            <text:p text:style-name="P8"><text:a xlink:type="simple" xlink:href="https://youtu.be/rMDEvoeqaHA" text:style-name="Internet_20_link" text:visited-style-name="Visited_20_Internet_20_Link">https://youtu.be/rMDEvoeqaHA</text:a> </text:p>
          </table:table-cell>
        </table:table-row>
        <table:table-row table:style-name="TableLine2282571425920">
          <table:table-cell table:style-name="Table1.A1" office:value-type="string">
            <text:p text:style-name="P21">HackerSploit</text:p>
            <text:p text:style-name="P21">Malware Analysis</text:p>
          </table:table-cell>
          <table:table-cell table:style-name="Table1.A1" office:value-type="string">
            <text:p text:style-name="P8"><text:a xlink:type="simple" xlink:href="https://youtube.com/playlist?list=PLBf0hzazHTGMSlOI2HZGc08ePwut6A2Io" text:style-name="Internet_20_link" text:visited-style-name="Visited_20_Internet_20_Link">https://youtube.com/playlist?list=PLBf0hzazHTGMSlOI2HZGc08ePwut6A2Io</text:a> </text:p>
          </table:table-cell>
        </table:table-row>
        <table:table-row table:style-name="TableLine2282571428912">
          <table:table-cell table:style-name="Table1.A1" office:value-type="string">
            <text:p text:style-name="P26">Sinn.y</text:p>
            <text:p text:style-name="P26">How to Create a Malware Analysis Lab - VirtualBox</text:p>
          </table:table-cell>
          <table:table-cell table:style-name="Table1.A1" office:value-type="string">
            <text:p text:style-name="P8"><text:a xlink:type="simple" xlink:href="https://youtu.be/proAnW3TvSs" text:style-name="Internet_20_link" text:visited-style-name="Visited_20_Internet_20_Link">https://youtu.be/proAnW3TvSs</text:a> </text:p>
          </table:table-cell>
        </table:table-row>
        <table:table-row table:style-name="TableLine2282571424832">
          <table:table-cell table:style-name="Table1.A1" office:value-type="string">
            <text:p text:style-name="P22">Mandiant</text:p>
            <text:p text:style-name="P22">Tools of Engagement: FLARE VM</text:p>
          </table:table-cell>
          <table:table-cell table:style-name="Table1.A1" office:value-type="string">
            <text:p text:style-name="P8"><text:a xlink:type="simple" xlink:href="https://youtu.be/B7PEDJV4ouM" text:style-name="Internet_20_link" text:visited-style-name="Visited_20_Internet_20_Link">https://youtu.be/B7PEDJV4ouM</text:a></text:p>
            <text:p text:style-name="P8"/>
          </table:table-cell>
        </table:table-row>
        <table:table-row table:style-name="TableLine2282571424016">
          <table:table-cell table:style-name="Table1.A1" office:value-type="string">
            <text:p text:style-name="P23">Amr Thabet</text:p>
            <text:p text:style-name="P23">Here are The Resources You Can Use To Learn Malware Analysis?</text:p>
            <text:p text:style-name="P23"/>
            <text:p text:style-name="P24">Description:</text:p>
            <text:p text:style-name="P23"/>
            <text:p text:style-name="P23">Reverse Engineering:</text:p>
            <text:p text:style-name="P23">--------------------</text:p>
            <text:p text:style-name="P23">1. x86 Assembly Tutorials: https://tuts4you.com/e107_plugins/dow... (Pass: tuts4you)</text:p>
            <text:p text:style-name="P23">2. Reversing: The Secrets of reverse engineering: </text:p>
            <text:p text:style-name="P23">3. Reverse Engineering For Beginners: https://beginners.re</text:p>
            <text:p text:style-name="P23">4. Identify Malicious Code Through Reverse Engineering: </text:p>
            <text:p text:style-name="P23">5. Windows Internals: </text:p>
            <text:p text:style-name="P23">6. Crackmes: http://crackmes.cf/archive/</text:p>
            <text:p text:style-name="P23"/>
            <text:p text:style-name="P23">Malware Analysis:</text:p>
            <text:p text:style-name="P23">-----------------</text:p>
            <text:p text:style-name="P23">1. Practical Malware Analysis OR</text:p>
            <text:p text:style-name="P23">2. Learning Malware Analysis by Monnappa K.A.</text:p>
            <text:p text:style-name="P23">3. Mastering Malware Analysis by Alexey and Amr</text:p>
            <text:p text:style-name="P23">4. APT Articles: https://github.com/kbandla/APTnotes and https://github.com/aptnotes/data</text:p>
            <text:p text:style-name="P23"/>
            <text:p text:style-name="P23">Download Samples:</text:p>
            <text:p text:style-name="P23">-----------------</text:p>
            <text:p text:style-name="P23">1. Contagio by Mila Parkour: contagiodump.blogspot.com</text:p>
            <text:p text:style-name="P23">2. hybrid-analysis.net</text:p>
            <text:p text:style-name="P23">3. any.run</text:p>
            <text:p text:style-name="P23">4. virusshare.com</text:p>
          </table:table-cell>
          <table:table-cell table:style-name="Table1.A1" office:value-type="string">
            <text:p text:style-name="P8">https://www.youtube.com/watch?v=46cO-2IRStw&amp;ab_channel=AmrThabet</text:p>
          </table:table-cell>
        </table:table-row>
        <table:table-row table:style-name="TableLine2282571422112">
          <table:table-cell table:style-name="Table1.A1" office:value-type="string">
            <text:p text:style-name="P23">Uriel Kosayev</text:p>
            <text:p text:style-name="P23">Malware Analysis Workshop - Dissecting the <text:soft-page-break/>WannaCry Ransomware - ITC SOC Analyst Course</text:p>
          </table:table-cell>
          <table:table-cell table:style-name="Table1.A1" office:value-type="string">
            <text:p text:style-name="P8"><text:a xlink:type="simple" xlink:href="https://youtu.be/F0Yx7GhqKXI" text:style-name="Internet_20_link" text:visited-style-name="Visited_20_Internet_20_Link">https://youtu.be/F0Yx7GhqKXI</text:a> </text:p>
          </table:table-cell>
        </table:table-row>
        <table:table-row table:style-name="TableLine2282571427280">
          <table:table-cell table:style-name="Table1.A1" office:value-type="string">
            <text:p text:style-name="P19">SANS Institute</text:p>
            <text:p text:style-name="P19">Threat Hunting via Sysmon - SANS Blue Team Summithttps://youtu.be/7dEfKn70HCI</text:p>
          </table:table-cell>
          <table:table-cell table:style-name="Table1.A1" office:value-type="string">
            <text:p text:style-name="P8"><text:a xlink:type="simple" xlink:href="https://youtu.be/7dEfKn70HCI" text:style-name="Internet_20_link" text:visited-style-name="Visited_20_Internet_20_Link">https://youtu.be/7dEfKn70HCI</text:a> </text:p>
          </table:table-cell>
        </table:table-row>
        <table:table-row table:style-name="Table1.44">
          <table:table-cell table:style-name="Table1.A1" office:value-type="string">
            <text:p text:style-name="P25">DetectionLab</text:p>
            <text:p text:style-name="P25">Malware Analysis Lab distro</text:p>
          </table:table-cell>
          <table:table-cell table:style-name="Table1.A1" office:value-type="string">
            <text:p text:style-name="P8"><text:a xlink:type="simple" xlink:href="https://detectionlab.network/" text:style-name="Internet_20_link" text:visited-style-name="Visited_20_Internet_20_Link">https://detectionlab.network/</text:a> </text:p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  <text:p text:style-name="P1"/>
      <text:p text:style-name="P29">Threat Hunter Community</text:p>
      <text:p text:style-name="P29"><text:a xlink:type="simple" xlink:href="https://www.activecountermeasures.com/malware-of-the-day-octopus/" text:style-name="Internet_20_link" text:visited-style-name="Visited_20_Internet_20_Link">https://www.activecountermeasures.com/malware-of-the-day-octopus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2-04-12T14:09:21.167000000</dc:date>
    <meta:editing-duration>PT2H53M41S</meta:editing-duration>
    <meta:editing-cycles>16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155" meta:word-count="528" meta:character-count="5425" meta:non-whitespace-character-count="4997"/>
  </office:meta>
</office:document-meta>
</file>